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09cm" style:rel-column-width="10090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6cm" style:rel-column-width="32597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3" style:family="table-row">
      <style:table-row-properties style:row-height="0.011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019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0.107cm" style:rel-column-width="34860*"/>
    </style:style>
    <style:style style:name="Tabella3.B" style:family="table-column">
      <style:table-column-properties style:column-width="2.381cm" style:rel-column-width="8213*"/>
    </style:style>
    <style:style style:name="Tabella3.C" style:family="table-column">
      <style:table-column-properties style:column-width="1.905cm" style:rel-column-width="6570*"/>
    </style:style>
    <style:style style:name="Tabella3.D" style:family="table-column">
      <style:table-column-properties style:column-width="2.699cm" style:rel-column-width="9308*"/>
    </style:style>
    <style:style style:name="Tabella3.E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11.501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0.107cm" style:rel-column-width="34860*"/>
    </style:style>
    <style:style style:name="Tabella4.B" style:family="table-column">
      <style:table-column-properties style:column-width="2.381cm" style:rel-column-width="8213*"/>
    </style:style>
    <style:style style:name="Tabella4.C" style:family="table-column">
      <style:table-column-properties style:column-width="1.905cm" style:rel-column-width="6570*"/>
    </style:style>
    <style:style style:name="Tabella4.D" style:family="table-column">
      <style:table-column-properties style:column-width="2.699cm" style:rel-column-width="9308*"/>
    </style:style>
    <style:style style:name="Tabella4.E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text-properties fo:font-size="6pt" style:font-size-asian="5.25pt" style:font-size-complex="6pt"/>
    </style:style>
    <style:style style:name="P32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5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36" style:family="paragraph" style:parent-style-name="Table_20_Contents">
      <style:text-properties fo:font-size="9pt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2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4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63dd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9f346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a133a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9e9c5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5de75e" officeooo:paragraph-rsid="00959a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2ba08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02ba08"/>
    </style:style>
    <style:style style:name="T12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color="#000000" fo:font-weight="bold" officeooo:rsid="0002ba08" style:font-weight-asian="bold" style:font-weight-complex="bold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officeooo:rsid="005bcc0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710b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12cm" fo:min-width="9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8cm" fo:min-width="9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17cm" fo:min-width="9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344cm" fo:min-width="18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1.938cm" fo:min-width="18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paragraph" draw:z-index="1" draw:style-name="gr2" draw:text-style-name="P56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27"><draw:custom-shape text:anchor-type="char" draw:z-index="12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6" svg:width="9.455cm" svg:height="0.565cm" svg:x="-0.101cm" svg:y="3.4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28"><text:span text:style-name="T16"><text:s text:c="2"/>Codice cliente: </text:span><text:span text:style-name="T9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5"><text:placeholder text:placeholder-type="text">&lt;setLang(o.partner_id.lang or 'it_IT')&gt;</text:placeholder></text:span><draw:custom-shape text:anchor-type="char" draw:z-index="2" draw:style-name="gr3" draw:text-style-name="P56" svg:width="9.367cm" svg:height="1.65cm" svg:x="9.467cm" svg:y="3.009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"><text:placeholder text:placeholder-type="text">&lt;o.partner_id.name&gt;</text:placeholder></text:span></text:p>
            <text:p text:style-name="P26"><text:placeholder text:placeholder-type="text">&lt;o.partner_id.street or ''&gt;</text:placeholder></text:p>
            <text:p text:style-name="P51"><text:span text:style-name="T10"><text:placeholder text:placeholder-type="text">&lt;o.partner_id.zip or ''&gt;</text:placeholder></text:span><text:span text:style-name="T10"> </text:span><text:span text:style-name="T10"><text:placeholder text:placeholder-type="text">&lt;o.partner_id.city or ''&gt;</text:placeholder></text:span><text:span text:style-name="T10"> </text:span><text:span text:style-name="T10"><text:placeholder text:placeholder-type="text">&lt;o.partner_id.country_id.name or ''&gt;</text:placeholder></text:span></text:p>
            <text:p text:style-name="P14"><text:span text:style-name="T10">P.IVA: </text:span><text:span text:style-name="T8"><text:placeholder text:placeholder-type="text">&lt;o.partner_id.vat&gt;</text:placeholder></text:span><text:span text:style-name="T8"> <text:s text:c="6"/></text:span><text:span text:style-name="T10">Telefono: </text:span><text:span text:style-name="T8"><text:placeholder text:placeholder-type="text">&lt;o.partner_id.phone&gt;</text:placeholder></text:span><text:span text:style-name="T10"><text:line-break/>Fax: </text:span><text:span text:style-name="T8"><text:placeholder text:placeholder-type="text">&lt;o.partner_id.fax&gt;</text:placeholder></text:span><text:span text:style-name="T10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2"><text:s text:c="2"/><text:span text:style-name="T17"><text:s text:c="2"/></text:span><text:span text:style-name="T15">Destinazione</text:span></text:p>
            <text:p text:style-name="P53"><text:span text:style-name="T19"><text:placeholder text:placeholder-type="text">&lt;o.address_id.name if o.address_id else 'IDEM'&gt;</text:placeholder></text:span></text:p>
            <text:p text:style-name="P54"><text:placeholder text:placeholder-type="text">&lt;(o.address_id.street or '')  if o.address_id else ''&gt;</text:placeholder></text:p>
            <text:p text:style-name="P51"><text:span text:style-name="T10"><text:placeholder text:placeholder-type="text">&lt;o.address_id.zip if o.address_id else ''&gt;</text:placeholder></text:span><text:span text:style-name="T10"> </text:span><text:span text:style-name="T10"><text:placeholder text:placeholder-type="text">&lt;(o.address_id.city or '')  if o.address_id else ''&gt;</text:placeholder></text:span><text:span text:style-name="T10"> </text:span><text:span text:style-name="T10"><text:placeholder text:placeholder-type="text">&lt;(o.address_id.country_id.name or '')  if o.address_id else ''&gt;</text:placeholder></text:span></text:p>
          </table:table-cell>
        </table:table-row>
        <table:table-row table:style-name="Tabella7.3">
          <table:table-cell table:style-name="Tabella7.A1" table:number-columns-spanned="2" office:value-type="string">
            <text:p text:style-name="P9"><draw:custom-shape text:anchor-type="char" draw:z-index="3" draw:style-name="gr4" draw:text-style-name="P56" svg:width="9.455cm" svg:height="1.017cm" svg:x="-0.101cm" svg:y="0.55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2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1"><text:placeholder text:placeholder-type="text">&lt;o.client_order_ref or ''&gt;</text:placeholder></text:span><draw:custom-shape text:anchor-type="char" draw:z-index="4" draw:style-name="gr5" draw:text-style-name="P56" svg:width="18.978cm" svg:height="2.504cm" svg:x="-0.101cm" svg:y="1.672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4">Causale: <text:span text:style-name="T12"><text:placeholder text:placeholder-type="text">&lt;o.transportation_reason_id.name or ''&gt;</text:placeholder></text:span></text:p>
            <text:p text:style-name="P34">Prezzi: <text:span text:style-name="T12"><text:placeholder text:placeholder-type="text">&lt;''&gt;</text:placeholder></text:span></text:p>
            <text:p text:style-name="P34">Imballo: <text:span text:style-name="T12"><text:placeholder text:placeholder-type="text">&lt;o.goods_description_id.name or ''&gt;</text:placeholder></text:span></text:p>
            <text:p text:style-name="P35">Trasporto: <text:span text:style-name="T12"><text:placeholder text:placeholder-type="text">&lt;''&gt;</text:placeholder></text:span> Resa: <text:span text:style-name="T12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1"><text:placeholder text:placeholder-type="text">&lt;o.user_id.name or ''&gt;</text:placeholder></text:span></text:p>
            <text:p text:style-name="P16">Tel.: <text:span text:style-name="T11"><text:placeholder text:placeholder-type="text">&lt;o.user_id.partner_id.mobile or ''&gt;</text:placeholder></text:span> E-mail:<text:span text:style-name="T11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5"><text:s/>Pagamento</text:p>
          </table:table-cell>
          <table:table-cell table:style-name="Tabella7.A1" table:number-columns-spanned="2" office:value-type="string">
            <text:p text:style-name="P25"><text:placeholder text:placeholder-type="text">&lt;o.payment_term_id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5"><text:s/>Beneficiario</text:p>
          </table:table-cell>
          <table:table-cell table:style-name="Tabella7.A1" table:number-columns-spanned="2" office:value-type="string">
            <text:p text:style-name="P24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5"><text:s/>IBAN</text:p>
          </table:table-cell>
          <table:table-cell table:style-name="Tabella7.A1" table:number-columns-spanned="2" office:value-type="string">
            <text:p text:style-name="P18"><text:span text:style-name="T11"><text:placeholder text:placeholder-type="text">&lt;bank(o, 'bank_abi')&gt;</text:placeholder></text:span><text:span text:style-name="T11"><text:placeholder text:placeholder-type="text">&lt;bank(o, 'acc_cab')&gt;</text:placeholder></text:span><text:span text:style-name="T11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5"><text:s/>Banca</text:p>
          </table:table-cell>
          <table:table-cell table:style-name="Tabella7.A1" table:number-columns-spanned="2" office:value-type="string">
            <text:p text:style-name="P23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17"><text:s/>ABI <text:span text:style-name="T11"><text:placeholder text:placeholder-type="text">&lt;bank(o, 'bank_abi')&gt;</text:placeholder></text:span><text:span text:style-name="T11"> </text:span>CAB <text:span text:style-name="T11"><text:placeholder text:placeholder-type="text">&lt;bank(o, 'acc_cab')&gt;</text:placeholder></text:span> Conto corrente <text:span text:style-name="T11"><text:placeholder text:placeholder-type="text">&lt;bank(o, 'acc_number')&gt;</text:placeholder></text:span> SWIFT / BIC <text:span text:style-name="T11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5" draw:style-name="gr6" draw:text-style-name="P56" svg:width="19.056cm" svg:height="12.136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55"><text:placeholder text:placeholder-type="text">&lt;"%s\tDESCRIZIONE" % ('COD. ARTICOLO' if o.quotation_mode=='with' else '')&gt;</text:placeholder></text:p>
          </table:table-cell>
          <table:table-cell table:style-name="Tabella3.A1" office:value-type="string">
            <text:p text:style-name="P33">CONSEGNA</text:p>
          </table:table-cell>
          <table:table-cell table:style-name="Tabella3.A1" office:value-type="string">
            <text:p text:style-name="P33">QUANTITA'</text:p>
          </table:table-cell>
          <table:table-cell table:style-name="Tabella3.A1" office:value-type="string">
            <text:p text:style-name="P33">PREZZO EURO / t</text:p>
          </table:table-cell>
          <table:table-cell table:style-name="Tabella3.A1" office:value-type="string">
            <text:p text:style-name="P33">TOTALE EUR</text:p>
          </table:table-cell>
        </table:table-row>
        <table:table-row table:style-name="Tabella3.2">
          <table:table-cell table:style-name="Tabella3.A2" table:number-columns-spanned="5" office:value-type="string">
            <text:p text:style-name="P50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row>
                <table:table-cell table:style-name="Tabella4.A1" office:value-type="string">
                  <text:p text:style-name="P45"><text:placeholder text:placeholder-type="text">&lt;"%s%s" % (('%s\t' % l.alias_id.default_code if l.alias_id else l.product_id.default_code)  if o.quotation_mode=='with' else '', l.alias_id.name if l.alias_id else l.name)&gt;</text:placeholder></text:p>
                </table:table-cell>
                <table:table-cell table:style-name="Tabella4.A1" office:value-type="string">
                  <text:p text:style-name="P44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46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47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0"><text:placeholder text:placeholder-type="text">&lt;''&gt;</text:placeholder></text:p>
                </table:table-cell>
              </table:table-row>
            </table:table>
            <text:p text:style-name="P37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1">Spese di trasporto:</text:p>
          </table:table-cell>
          <table:table-cell table:style-name="Tabella1.A1" office:value-type="string">
            <text:p text:style-name="P42">EUR <text:span text:style-name="T13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36"><draw:custom-shape text:anchor-type="char" draw:z-index="6" draw:style-name="gr7" draw:text-style-name="P56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8" draw:text-style-name="P56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9" draw:text-style-name="P56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38">Importo della fornitura</text:p>
          </table:table-cell>
          <table:covered-table-cell/>
          <table:table-cell table:style-name="Tabella2.A1" table:number-columns-spanned="2" office:value-type="string">
            <text:p text:style-name="P38">Totale imponibile</text:p>
          </table:table-cell>
          <table:covered-table-cell/>
          <table:table-cell table:style-name="Tabella2.A1" table:number-columns-spanned="3" office:value-type="string">
            <text:p text:style-name="P38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38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39">EUR</text:p>
          </table:table-cell>
          <table:table-cell table:style-name="Tabella2.A1" office:value-type="string">
            <text:p text:style-name="P52"><text:span text:style-name="T10"><text:placeholder text:placeholder-type="text">&lt;formatLang(o.amount_untaxed) if o.amount_untaxed else ''&gt;</text:placeholder></text:span><text:span text:style-name="T10"> </text:span></text:p>
          </table:table-cell>
          <table:table-cell table:style-name="Tabella2.A1" office:value-type="string">
            <text:p text:style-name="P39">EUR</text:p>
          </table:table-cell>
          <table:table-cell table:style-name="Tabella2.A1" office:value-type="string">
            <text:p text:style-name="P21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2"><text:placeholder text:placeholder-type="text">&lt;''&gt;</text:placeholder></text:p>
          </table:table-cell>
          <table:table-cell table:style-name="Tabella2.A1" office:value-type="string">
            <text:p text:style-name="P39">EUR</text:p>
          </table:table-cell>
          <table:table-cell table:style-name="Tabella2.A1" office:value-type="string">
            <text:p text:style-name="P21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0">EUR</text:p>
          </table:table-cell>
          <table:table-cell table:style-name="Tabella2.A1" office:value-type="string">
            <text:p text:style-name="P20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9" draw:style-name="gr10" draw:text-style-name="P56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3">Redat<text:span text:style-name="T18">t</text:span>o da</text:p>
          </table:table-cell>
          <table:table-cell table:style-name="Tabella5.A1" office:value-type="string">
            <text:p text:style-name="P43">Supervisore</text:p>
          </table:table-cell>
          <table:table-cell table:style-name="Tabella5.A1" office:value-type="string">
            <text:p text:style-name="P43">Approvato da</text:p>
          </table:table-cell>
        </table:table-row>
        <table:table-row table:style-name="Tabella5.2">
          <table:table-cell table:style-name="Tabella5.A1" office:value-type="string">
            <text:p text:style-name="P19"><text:placeholder text:placeholder-type="text">&lt;''&gt;</text:placeholder></text:p>
          </table:table-cell>
          <table:table-cell table:style-name="Tabella5.A1" office:value-type="string">
            <text:p text:style-name="P19"><text:placeholder text:placeholder-type="text">&lt;''&gt;</text:placeholder></text:p>
          </table:table-cell>
          <table:table-cell table:style-name="Tabella5.A1" office:value-type="string">
            <text:p text:style-name="P19"><text:placeholder text:placeholder-type="text">&lt;''&gt;</text:placeholder></text:p>
          </table:table-cell>
        </table:table-row>
      </table:table>
      <text:p text:style-name="P48"><text:s/></text:p>
      <text:p text:style-name="P49"><text:soft-page-break/><text:span text:style-name="T20">Stampato: </text:span><text:placeholder text:placeholder-type="text">&lt;time.strftime("%d-%m-%Y %H:%M:%S", time.localtime()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7.489cm"/>
    </style:style>
    <style:style style:name="Tabella8.B" style:family="table-column">
      <style:table-column-properties style:column-width="1.512cm"/>
    </style:style>
    <style:style style:name="Tabella8.1" style:family="table-row">
      <style:table-row-properties style:row-height="1.7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2cm" fo:margin-left="0cm" fo:margin-right="0cm" fo:margin-bottom="0.01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11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2T15:35:46.078516575</dc:date>
    <meta:editing-duration>P5DT21H43M51S</meta:editing-duration>
    <meta:editing-cycles>696</meta:editing-cycles>
    <meta:generator>LibreOffice/4.3.3.2$Linux_X86_64 LibreOffice_project/430m0$Build-2</meta:generator>
    <dc:creator>thebrush </dc:creator>
    <meta:document-statistic meta:table-count="7" meta:image-count="0" meta:object-count="0" meta:page-count="2" meta:paragraph-count="66" meta:word-count="264" meta:character-count="2587" meta:non-whitespace-character-count="2354"/>
    <meta:user-defined meta:name="Info 1"/>
    <meta:user-defined meta:name="Info 2"/>
    <meta:user-defined meta:name="Info 3"/>
    <meta:user-defined meta:name="Info 4"/>
  </office:meta>
</office:document-meta>
</file>